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1.4110000000000003in"/>
    </style:style>
    <style:style style:name="ta1co2" style:family="table-column">
      <style:table-column-properties fo:break-before="auto" style:column-width="1.4800000000000002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1.5490000000000002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0.8925in"/>
    </style:style>
    <style:style style:name="ta2co2" style:family="table-column">
      <style:table-column-properties fo:break-before="auto" style:column-width="1.4800000000000002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1.5490000000000002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row table:style-name="ro1">
          <table:table-cell office:value-type="string">
            <text:p/>
          </table:table-cell>
          <table:table-cell office:value-type="string">
            <text:p>coomsuite-0.1/cling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omsuite-0.1/fcling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</table:table-row>
        <table:table-row table:style-name="ro1">
          <table:table-cell office:value-type="string">
            <text:p>./citybike-n10.coom</text:p>
          </table:table-cell>
          <table:table-cell office:value-type="float" office:value="5.9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1.75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3];[.$G3])" office:value-type="float"/>
          <table:table-cell table:formula="of:=MIN([.$C3];[.$H3])" office:value-type="float"/>
          <table:table-cell table:formula="of:=MIN([.$D3];[.$I3])" office:value-type="float"/>
          <table:table-cell table:formula="of:=MIN([.$E3];[.$J3])" office:value-type="float"/>
          <table:table-cell table:formula="of:=MIN([.$F3];[.$K3])" office:value-type="float"/>
          <table:table-cell table:formula="of:=MEDIAN([.$B3];[.$G3])" office:value-type="float"/>
          <table:table-cell table:formula="of:=MEDIAN([.$C3];[.$H3])" office:value-type="float"/>
          <table:table-cell table:formula="of:=MEDIAN([.$D3];[.$I3])" office:value-type="float"/>
          <table:table-cell table:formula="of:=MEDIAN([.$E3];[.$J3])" office:value-type="float"/>
          <table:table-cell table:formula="of:=MEDIAN([.$F3];[.$K3])" office:value-type="float"/>
          <table:table-cell table:formula="of:=MAX([.$B3];[.$G3])" office:value-type="float"/>
          <table:table-cell table:formula="of:=MAX([.$C3];[.$H3])" office:value-type="float"/>
          <table:table-cell table:formula="of:=MAX([.$D3];[.$I3])" office:value-type="float"/>
          <table:table-cell table:formula="of:=MAX([.$E3];[.$J3])" office:value-type="float"/>
          <table:table-cell table:formula="of:=MAX([.$F3];[.$K3])" office:value-type="float"/>
        </table:table-row>
        <table:table-row table:style-name="ro1">
          <table:table-cell office:value-type="string">
            <text:p>./citybike-n20.coom</text:p>
          </table:table-cell>
          <table:table-cell office:value-type="float" office:value="2.9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0.08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4];[.$G4])" office:value-type="float"/>
          <table:table-cell table:formula="of:=MIN([.$C4];[.$H4])" office:value-type="float"/>
          <table:table-cell table:formula="of:=MIN([.$D4];[.$I4])" office:value-type="float"/>
          <table:table-cell table:formula="of:=MIN([.$E4];[.$J4])" office:value-type="float"/>
          <table:table-cell table:formula="of:=MIN([.$F4];[.$K4])" office:value-type="float"/>
          <table:table-cell table:formula="of:=MEDIAN([.$B4];[.$G4])" office:value-type="float"/>
          <table:table-cell table:formula="of:=MEDIAN([.$C4];[.$H4])" office:value-type="float"/>
          <table:table-cell table:formula="of:=MEDIAN([.$D4];[.$I4])" office:value-type="float"/>
          <table:table-cell table:formula="of:=MEDIAN([.$E4];[.$J4])" office:value-type="float"/>
          <table:table-cell table:formula="of:=MEDIAN([.$F4];[.$K4])" office:value-type="float"/>
          <table:table-cell table:formula="of:=MAX([.$B4];[.$G4])" office:value-type="float"/>
          <table:table-cell table:formula="of:=MAX([.$C4];[.$H4])" office:value-type="float"/>
          <table:table-cell table:formula="of:=MAX([.$D4];[.$I4])" office:value-type="float"/>
          <table:table-cell table:formula="of:=MAX([.$E4];[.$J4])" office:value-type="float"/>
          <table:table-cell table:formula="of:=MAX([.$F4];[.$K4])" office:value-type="float"/>
        </table:table-row>
        <table:table-row table:style-name="ro1">
          <table:table-cell office:value-type="string">
            <text:p>./citybike-n30.coom</text:p>
          </table:table-cell>
          <table:table-cell office:value-type="float" office:value="3.07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29.98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5];[.$G5])" office:value-type="float"/>
          <table:table-cell table:formula="of:=MIN([.$C5];[.$H5])" office:value-type="float"/>
          <table:table-cell table:formula="of:=MIN([.$D5];[.$I5])" office:value-type="float"/>
          <table:table-cell table:formula="of:=MIN([.$E5];[.$J5])" office:value-type="float"/>
          <table:table-cell table:formula="of:=MIN([.$F5];[.$K5])" office:value-type="float"/>
          <table:table-cell table:formula="of:=MEDIAN([.$B5];[.$G5])" office:value-type="float"/>
          <table:table-cell table:formula="of:=MEDIAN([.$C5];[.$H5])" office:value-type="float"/>
          <table:table-cell table:formula="of:=MEDIAN([.$D5];[.$I5])" office:value-type="float"/>
          <table:table-cell table:formula="of:=MEDIAN([.$E5];[.$J5])" office:value-type="float"/>
          <table:table-cell table:formula="of:=MEDIAN([.$F5];[.$K5])" office:value-type="float"/>
          <table:table-cell table:formula="of:=MAX([.$B5];[.$G5])" office:value-type="float"/>
          <table:table-cell table:formula="of:=MAX([.$C5];[.$H5])" office:value-type="float"/>
          <table:table-cell table:formula="of:=MAX([.$D5];[.$I5])" office:value-type="float"/>
          <table:table-cell table:formula="of:=MAX([.$E5];[.$J5])" office:value-type="float"/>
          <table:table-cell table:formula="of:=MAX([.$F5];[.$K5])" office:value-type="float"/>
        </table:table-row>
        <table:table-row table:style-name="ro1">
          <table:table-cell office:value-type="string">
            <text:p>./citybike-n40.coom</text:p>
          </table:table-cell>
          <table:table-cell office:value-type="float" office:value="3.09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229.22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6];[.$G6])" office:value-type="float"/>
          <table:table-cell table:formula="of:=MIN([.$C6];[.$H6])" office:value-type="float"/>
          <table:table-cell table:formula="of:=MIN([.$D6];[.$I6])" office:value-type="float"/>
          <table:table-cell table:formula="of:=MIN([.$E6];[.$J6])" office:value-type="float"/>
          <table:table-cell table:formula="of:=MIN([.$F6];[.$K6])" office:value-type="float"/>
          <table:table-cell table:formula="of:=MEDIAN([.$B6];[.$G6])" office:value-type="float"/>
          <table:table-cell table:formula="of:=MEDIAN([.$C6];[.$H6])" office:value-type="float"/>
          <table:table-cell table:formula="of:=MEDIAN([.$D6];[.$I6])" office:value-type="float"/>
          <table:table-cell table:formula="of:=MEDIAN([.$E6];[.$J6])" office:value-type="float"/>
          <table:table-cell table:formula="of:=MEDIAN([.$F6];[.$K6])" office:value-type="float"/>
          <table:table-cell table:formula="of:=MAX([.$B6];[.$G6])" office:value-type="float"/>
          <table:table-cell table:formula="of:=MAX([.$C6];[.$H6])" office:value-type="float"/>
          <table:table-cell table:formula="of:=MAX([.$D6];[.$I6])" office:value-type="float"/>
          <table:table-cell table:formula="of:=MAX([.$E6];[.$J6])" office:value-type="float"/>
          <table:table-cell table:formula="of:=MAX([.$F6];[.$K6])" office:value-type="float"/>
        </table:table-row>
        <table:table-row table:style-name="ro1">
          <table:table-cell office:value-type="string">
            <text:p>./citybike-n50.coom</text:p>
          </table:table-cell>
          <table:table-cell office:value-type="float" office:value="3.13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348.35"/>
          <table:table-cell office:value-type="float" office:value="1.0"/>
          <table:table-cell office:value-type="float" office:value="0.0"/>
          <table:table-cell office:value-type="float" office:value="0.0"/>
          <table:table-cell office:value-type="float" office:value="0.0"/>
          <table:table-cell table:formula="of:=MIN([.$B7];[.$G7])" office:value-type="float"/>
          <table:table-cell table:formula="of:=MIN([.$C7];[.$H7])" office:value-type="float"/>
          <table:table-cell table:formula="of:=MIN([.$D7];[.$I7])" office:value-type="float"/>
          <table:table-cell table:formula="of:=MIN([.$E7];[.$J7])" office:value-type="float"/>
          <table:table-cell table:formula="of:=MIN([.$F7];[.$K7])" office:value-type="float"/>
          <table:table-cell table:formula="of:=MEDIAN([.$B7];[.$G7])" office:value-type="float"/>
          <table:table-cell table:formula="of:=MEDIAN([.$C7];[.$H7])" office:value-type="float"/>
          <table:table-cell table:formula="of:=MEDIAN([.$D7];[.$I7])" office:value-type="float"/>
          <table:table-cell table:formula="of:=MEDIAN([.$E7];[.$J7])" office:value-type="float"/>
          <table:table-cell table:formula="of:=MEDIAN([.$F7];[.$K7])" office:value-type="float"/>
          <table:table-cell table:formula="of:=MAX([.$B7];[.$G7])" office:value-type="float"/>
          <table:table-cell table:formula="of:=MAX([.$C7];[.$H7])" office:value-type="float"/>
          <table:table-cell table:formula="of:=MAX([.$D7];[.$I7])" office:value-type="float"/>
          <table:table-cell table:formula="of:=MAX([.$E7];[.$J7])" office:value-type="float"/>
          <table:table-cell table:formula="of:=MAX([.$F7];[.$K7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7])" office:value-type="float"/>
          <table:table-cell table:formula="of:=SUM([.C3:.C7])" office:value-type="float"/>
          <table:table-cell table:formula="of:=SUM([.D3:.D7])" office:value-type="float"/>
          <table:table-cell table:formula="of:=SUM([.E3:.E7])" office:value-type="float"/>
          <table:table-cell table:formula="of:=SUM([.F3:.F7])" office:value-type="float"/>
          <table:table-cell table:formula="of:=SUM([.G3:.G7])" office:value-type="float"/>
          <table:table-cell table:formula="of:=SUM([.H3:.H7])" office:value-type="float"/>
          <table:table-cell table:formula="of:=SUM([.I3:.I7])" office:value-type="float"/>
          <table:table-cell table:formula="of:=SUM([.J3:.J7])" office:value-type="float"/>
          <table:table-cell table:formula="of:=SUM([.K3:.K7])" office:value-type="float"/>
          <table:table-cell table:formula="of:=SUM([.L3:.L7])" office:value-type="float"/>
          <table:table-cell table:formula="of:=SUM([.M3:.M7])" office:value-type="float"/>
          <table:table-cell table:formula="of:=SUM([.N3:.N7])" office:value-type="float"/>
          <table:table-cell table:formula="of:=SUM([.O3:.O7])" office:value-type="float"/>
          <table:table-cell table:formula="of:=SUM([.P3:.P7])" office:value-type="float"/>
          <table:table-cell table:formula="of:=SUM([.Q3:.Q7])" office:value-type="float"/>
          <table:table-cell table:formula="of:=SUM([.R3:.R7])" office:value-type="float"/>
          <table:table-cell table:formula="of:=SUM([.S3:.S7])" office:value-type="float"/>
          <table:table-cell table:formula="of:=SUM([.T3:.T7])" office:value-type="float"/>
          <table:table-cell table:formula="of:=SUM([.U3:.U7])" office:value-type="float"/>
          <table:table-cell table:formula="of:=SUM([.V3:.V7])" office:value-type="float"/>
          <table:table-cell table:formula="of:=SUM([.W3:.W7])" office:value-type="float"/>
          <table:table-cell table:formula="of:=SUM([.X3:.X7])" office:value-type="float"/>
          <table:table-cell table:formula="of:=SUM([.Y3:.Y7])" office:value-type="float"/>
          <table:table-cell table:formula="of:=SUM([.Z3:.Z7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7])" office:value-type="float"/>
          <table:table-cell table:formula="of:=AVERAGE([.C3:.C7])" office:value-type="float"/>
          <table:table-cell table:formula="of:=AVERAGE([.D3:.D7])" office:value-type="float"/>
          <table:table-cell table:formula="of:=AVERAGE([.E3:.E7])" office:value-type="float"/>
          <table:table-cell table:formula="of:=AVERAGE([.F3:.F7])" office:value-type="float"/>
          <table:table-cell table:formula="of:=AVERAGE([.G3:.G7])" office:value-type="float"/>
          <table:table-cell table:formula="of:=AVERAGE([.H3:.H7])" office:value-type="float"/>
          <table:table-cell table:formula="of:=AVERAGE([.I3:.I7])" office:value-type="float"/>
          <table:table-cell table:formula="of:=AVERAGE([.J3:.J7])" office:value-type="float"/>
          <table:table-cell table:formula="of:=AVERAGE([.K3:.K7])" office:value-type="float"/>
          <table:table-cell table:formula="of:=AVERAGE([.L3:.L7])" office:value-type="float"/>
          <table:table-cell table:formula="of:=AVERAGE([.M3:.M7])" office:value-type="float"/>
          <table:table-cell table:formula="of:=AVERAGE([.N3:.N7])" office:value-type="float"/>
          <table:table-cell table:formula="of:=AVERAGE([.O3:.O7])" office:value-type="float"/>
          <table:table-cell table:formula="of:=AVERAGE([.P3:.P7])" office:value-type="float"/>
          <table:table-cell table:formula="of:=AVERAGE([.Q3:.Q7])" office:value-type="float"/>
          <table:table-cell table:formula="of:=AVERAGE([.R3:.R7])" office:value-type="float"/>
          <table:table-cell table:formula="of:=AVERAGE([.S3:.S7])" office:value-type="float"/>
          <table:table-cell table:formula="of:=AVERAGE([.T3:.T7])" office:value-type="float"/>
          <table:table-cell table:formula="of:=AVERAGE([.U3:.U7])" office:value-type="float"/>
          <table:table-cell table:formula="of:=AVERAGE([.V3:.V7])" office:value-type="float"/>
          <table:table-cell table:formula="of:=AVERAGE([.W3:.W7])" office:value-type="float"/>
          <table:table-cell table:formula="of:=AVERAGE([.X3:.X7])" office:value-type="float"/>
          <table:table-cell table:formula="of:=AVERAGE([.Y3:.Y7])" office:value-type="float"/>
          <table:table-cell table:formula="of:=AVERAGE([.Z3:.Z7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7])" office:value-type="float"/>
          <table:table-cell table:formula="of:=STDEV([.C3:.C7])" office:value-type="float"/>
          <table:table-cell table:formula="of:=STDEV([.D3:.D7])" office:value-type="float"/>
          <table:table-cell table:formula="of:=STDEV([.E3:.E7])" office:value-type="float"/>
          <table:table-cell table:formula="of:=STDEV([.F3:.F7])" office:value-type="float"/>
          <table:table-cell table:formula="of:=STDEV([.G3:.G7])" office:value-type="float"/>
          <table:table-cell table:formula="of:=STDEV([.H3:.H7])" office:value-type="float"/>
          <table:table-cell table:formula="of:=STDEV([.I3:.I7])" office:value-type="float"/>
          <table:table-cell table:formula="of:=STDEV([.J3:.J7])" office:value-type="float"/>
          <table:table-cell table:formula="of:=STDEV([.K3:.K7])" office:value-type="float"/>
          <table:table-cell table:formula="of:=STDEV([.L3:.L7])" office:value-type="float"/>
          <table:table-cell table:formula="of:=STDEV([.M3:.M7])" office:value-type="float"/>
          <table:table-cell table:formula="of:=STDEV([.N3:.N7])" office:value-type="float"/>
          <table:table-cell table:formula="of:=STDEV([.O3:.O7])" office:value-type="float"/>
          <table:table-cell table:formula="of:=STDEV([.P3:.P7])" office:value-type="float"/>
          <table:table-cell table:formula="of:=STDEV([.Q3:.Q7])" office:value-type="float"/>
          <table:table-cell table:formula="of:=STDEV([.R3:.R7])" office:value-type="float"/>
          <table:table-cell table:formula="of:=STDEV([.S3:.S7])" office:value-type="float"/>
          <table:table-cell table:formula="of:=STDEV([.T3:.T7])" office:value-type="float"/>
          <table:table-cell table:formula="of:=STDEV([.U3:.U7])" office:value-type="float"/>
          <table:table-cell table:formula="of:=STDEV([.V3:.V7])" office:value-type="float"/>
          <table:table-cell table:formula="of:=STDEV([.W3:.W7])" office:value-type="float"/>
          <table:table-cell table:formula="of:=STDEV([.X3:.X7])" office:value-type="float"/>
          <table:table-cell table:formula="of:=STDEV([.Y3:.Y7])" office:value-type="float"/>
          <table:table-cell table:formula="of:=STDEV([.Z3:.Z7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7]-[.$L3:.$L7])^2)^0.5" office:value-type="float"/>
          <table:table-cell table:number-matrix-columns-spanned="1" table:number-matrix-rows-spanned="1" table:formula="of:=SUM(([.C3:.C7]-[.$M3:.$M7])^2)^0.5" office:value-type="float"/>
          <table:table-cell table:number-matrix-columns-spanned="1" table:number-matrix-rows-spanned="1" table:formula="of:=SUM(([.D3:.D7]-[.$N3:.$N7])^2)^0.5" office:value-type="float"/>
          <table:table-cell table:number-matrix-columns-spanned="1" table:number-matrix-rows-spanned="1" table:formula="of:=SUM(([.E3:.E7]-[.$O3:.$O7])^2)^0.5" office:value-type="float"/>
          <table:table-cell table:number-matrix-columns-spanned="1" table:number-matrix-rows-spanned="1" table:formula="of:=SUM(([.F3:.F7]-[.$P3:.$P7])^2)^0.5" office:value-type="float"/>
          <table:table-cell table:number-matrix-columns-spanned="1" table:number-matrix-rows-spanned="1" table:formula="of:=SUM(([.G3:.G7]-[.$L3:.$L7])^2)^0.5" office:value-type="float"/>
          <table:table-cell table:number-matrix-columns-spanned="1" table:number-matrix-rows-spanned="1" table:formula="of:=SUM(([.H3:.H7]-[.$M3:.$M7])^2)^0.5" office:value-type="float"/>
          <table:table-cell table:number-matrix-columns-spanned="1" table:number-matrix-rows-spanned="1" table:formula="of:=SUM(([.I3:.I7]-[.$N3:.$N7])^2)^0.5" office:value-type="float"/>
          <table:table-cell table:number-matrix-columns-spanned="1" table:number-matrix-rows-spanned="1" table:formula="of:=SUM(([.J3:.J7]-[.$O3:.$O7])^2)^0.5" office:value-type="float"/>
          <table:table-cell table:number-matrix-columns-spanned="1" table:number-matrix-rows-spanned="1" table:formula="of:=SUM(([.K3:.K7]-[.$P3:.$P7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7]=[.$L3:.$L7])" office:value-type="float"/>
          <table:table-cell table:number-matrix-columns-spanned="1" table:number-matrix-rows-spanned="1" table:formula="of:=SUM([.C3:.C7]=[.$M3:.$M7])" office:value-type="float"/>
          <table:table-cell table:number-matrix-columns-spanned="1" table:number-matrix-rows-spanned="1" table:formula="of:=SUM([.D3:.D7]=[.$N3:.$N7])" office:value-type="float"/>
          <table:table-cell table:number-matrix-columns-spanned="1" table:number-matrix-rows-spanned="1" table:formula="of:=SUM([.E3:.E7]=[.$O3:.$O7])" office:value-type="float"/>
          <table:table-cell table:number-matrix-columns-spanned="1" table:number-matrix-rows-spanned="1" table:formula="of:=SUM([.F3:.F7]=[.$P3:.$P7])" office:value-type="float"/>
          <table:table-cell table:number-matrix-columns-spanned="1" table:number-matrix-rows-spanned="1" table:formula="of:=SUM([.G3:.G7]=[.$L3:.$L7])" office:value-type="float"/>
          <table:table-cell table:number-matrix-columns-spanned="1" table:number-matrix-rows-spanned="1" table:formula="of:=SUM([.H3:.H7]=[.$M3:.$M7])" office:value-type="float"/>
          <table:table-cell table:number-matrix-columns-spanned="1" table:number-matrix-rows-spanned="1" table:formula="of:=SUM([.I3:.I7]=[.$N3:.$N7])" office:value-type="float"/>
          <table:table-cell table:number-matrix-columns-spanned="1" table:number-matrix-rows-spanned="1" table:formula="of:=SUM([.J3:.J7]=[.$O3:.$O7])" office:value-type="float"/>
          <table:table-cell table:number-matrix-columns-spanned="1" table:number-matrix-rows-spanned="1" table:formula="of:=SUM([.K3:.K7]=[.$P3:.$P7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7]&lt;[.$Q3:.$Q7])" office:value-type="float"/>
          <table:table-cell table:number-matrix-columns-spanned="1" table:number-matrix-rows-spanned="1" table:formula="of:=SUM([.C3:.C7]&lt;[.$R3:.$R7])" office:value-type="float"/>
          <table:table-cell table:number-matrix-columns-spanned="1" table:number-matrix-rows-spanned="1" table:formula="of:=SUM([.D3:.D7]&lt;[.$S3:.$S7])" office:value-type="float"/>
          <table:table-cell table:number-matrix-columns-spanned="1" table:number-matrix-rows-spanned="1" table:formula="of:=SUM([.E3:.E7]&lt;[.$T3:.$T7])" office:value-type="float"/>
          <table:table-cell table:number-matrix-columns-spanned="1" table:number-matrix-rows-spanned="1" table:formula="of:=SUM([.F3:.F7]&lt;[.$U3:.$U7])" office:value-type="float"/>
          <table:table-cell table:number-matrix-columns-spanned="1" table:number-matrix-rows-spanned="1" table:formula="of:=SUM([.G3:.G7]&lt;[.$Q3:.$Q7])" office:value-type="float"/>
          <table:table-cell table:number-matrix-columns-spanned="1" table:number-matrix-rows-spanned="1" table:formula="of:=SUM([.H3:.H7]&lt;[.$R3:.$R7])" office:value-type="float"/>
          <table:table-cell table:number-matrix-columns-spanned="1" table:number-matrix-rows-spanned="1" table:formula="of:=SUM([.I3:.I7]&lt;[.$S3:.$S7])" office:value-type="float"/>
          <table:table-cell table:number-matrix-columns-spanned="1" table:number-matrix-rows-spanned="1" table:formula="of:=SUM([.J3:.J7]&lt;[.$T3:.$T7])" office:value-type="float"/>
          <table:table-cell table:number-matrix-columns-spanned="1" table:number-matrix-rows-spanned="1" table:formula="of:=SUM([.K3:.K7]&lt;[.$U3:.$U7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7]&gt;[.$Q3:.$Q7])" office:value-type="float"/>
          <table:table-cell table:number-matrix-columns-spanned="1" table:number-matrix-rows-spanned="1" table:formula="of:=SUM([.C3:.C7]&gt;[.$R3:.$R7])" office:value-type="float"/>
          <table:table-cell table:number-matrix-columns-spanned="1" table:number-matrix-rows-spanned="1" table:formula="of:=SUM([.D3:.D7]&gt;[.$S3:.$S7])" office:value-type="float"/>
          <table:table-cell table:number-matrix-columns-spanned="1" table:number-matrix-rows-spanned="1" table:formula="of:=SUM([.E3:.E7]&gt;[.$T3:.$T7])" office:value-type="float"/>
          <table:table-cell table:number-matrix-columns-spanned="1" table:number-matrix-rows-spanned="1" table:formula="of:=SUM([.F3:.F7]&gt;[.$U3:.$U7])" office:value-type="float"/>
          <table:table-cell table:number-matrix-columns-spanned="1" table:number-matrix-rows-spanned="1" table:formula="of:=SUM([.G3:.G7]&gt;[.$Q3:.$Q7])" office:value-type="float"/>
          <table:table-cell table:number-matrix-columns-spanned="1" table:number-matrix-rows-spanned="1" table:formula="of:=SUM([.H3:.H7]&gt;[.$R3:.$R7])" office:value-type="float"/>
          <table:table-cell table:number-matrix-columns-spanned="1" table:number-matrix-rows-spanned="1" table:formula="of:=SUM([.I3:.I7]&gt;[.$S3:.$S7])" office:value-type="float"/>
          <table:table-cell table:number-matrix-columns-spanned="1" table:number-matrix-rows-spanned="1" table:formula="of:=SUM([.J3:.J7]&gt;[.$T3:.$T7])" office:value-type="float"/>
          <table:table-cell table:number-matrix-columns-spanned="1" table:number-matrix-rows-spanned="1" table:formula="of:=SUM([.K3:.K7]&gt;[.$U3:.$U7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7]=[.$V3:.$V7])" office:value-type="float"/>
          <table:table-cell table:number-matrix-columns-spanned="1" table:number-matrix-rows-spanned="1" table:formula="of:=SUM([.C3:.C7]=[.$W3:.$W7])" office:value-type="float"/>
          <table:table-cell table:number-matrix-columns-spanned="1" table:number-matrix-rows-spanned="1" table:formula="of:=SUM([.D3:.D7]=[.$X3:.$X7])" office:value-type="float"/>
          <table:table-cell table:number-matrix-columns-spanned="1" table:number-matrix-rows-spanned="1" table:formula="of:=SUM([.E3:.E7]=[.$Y3:.$Y7])" office:value-type="float"/>
          <table:table-cell table:number-matrix-columns-spanned="1" table:number-matrix-rows-spanned="1" table:formula="of:=SUM([.F3:.F7]=[.$Z3:.$Z7])" office:value-type="float"/>
          <table:table-cell table:number-matrix-columns-spanned="1" table:number-matrix-rows-spanned="1" table:formula="of:=SUM([.G3:.G7]=[.$V3:.$V7])" office:value-type="float"/>
          <table:table-cell table:number-matrix-columns-spanned="1" table:number-matrix-rows-spanned="1" table:formula="of:=SUM([.H3:.H7]=[.$W3:.$W7])" office:value-type="float"/>
          <table:table-cell table:number-matrix-columns-spanned="1" table:number-matrix-rows-spanned="1" table:formula="of:=SUM([.I3:.I7]=[.$X3:.$X7])" office:value-type="float"/>
          <table:table-cell table:number-matrix-columns-spanned="1" table:number-matrix-rows-spanned="1" table:formula="of:=SUM([.J3:.J7]=[.$Y3:.$Y7])" office:value-type="float"/>
          <table:table-cell table:number-matrix-columns-spanned="1" table:number-matrix-rows-spanned="1" table:formula="of:=SUM([.K3:.K7]=[.$Z3:.$Z7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row table:style-name="ro1">
          <table:table-cell office:value-type="string">
            <text:p/>
          </table:table-cell>
          <table:table-cell office:value-type="string">
            <text:p>coomsuite-0.1/cling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coomsuite-0.1/fcling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tim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</table:table-row>
        <table:table-row table:style-name="ro1">
          <table:table-cell office:value-type="string">
            <text:p>.</text:p>
          </table:table-cell>
          <table:table-cell table:formula="of:=AVERAGE([Instances.B3:Instances.B7])" office:value-type="float"/>
          <table:table-cell table:formula="of:=AVERAGE([Instances.C3:Instances.C7])" office:value-type="float"/>
          <table:table-cell table:formula="of:=SUM([Instances.D3:Instances.D7])" office:value-type="float"/>
          <table:table-cell table:formula="of:=AVERAGE([Instances.E3:Instances.E7])" office:value-type="float"/>
          <table:table-cell table:formula="of:=AVERAGE([Instances.F3:Instances.F7])" office:value-type="float"/>
          <table:table-cell table:formula="of:=AVERAGE([Instances.G3:Instances.G7])" office:value-type="float"/>
          <table:table-cell table:formula="of:=AVERAGE([Instances.H3:Instances.H7])" office:value-type="float"/>
          <table:table-cell table:formula="of:=SUM([Instances.I3:Instances.I7])" office:value-type="float"/>
          <table:table-cell table:formula="of:=AVERAGE([Instances.J3:Instances.J7])" office:value-type="float"/>
          <table:table-cell table:formula="of:=AVERAGE([Instances.K3:Instances.K7])" office:value-type="float"/>
          <table:table-cell table:formula="of:=MIN([.$B3];[.$G3])" office:value-type="float"/>
          <table:table-cell table:formula="of:=MIN([.$C3];[.$H3])" office:value-type="float"/>
          <table:table-cell table:formula="of:=MIN([.$D3];[.$I3])" office:value-type="float"/>
          <table:table-cell table:formula="of:=MIN([.$E3];[.$J3])" office:value-type="float"/>
          <table:table-cell table:formula="of:=MIN([.$F3];[.$K3])" office:value-type="float"/>
          <table:table-cell table:formula="of:=MEDIAN([.$B3];[.$G3])" office:value-type="float"/>
          <table:table-cell table:formula="of:=MEDIAN([.$C3];[.$H3])" office:value-type="float"/>
          <table:table-cell table:formula="of:=MEDIAN([.$D3];[.$I3])" office:value-type="float"/>
          <table:table-cell table:formula="of:=MEDIAN([.$E3];[.$J3])" office:value-type="float"/>
          <table:table-cell table:formula="of:=MEDIAN([.$F3];[.$K3])" office:value-type="float"/>
          <table:table-cell table:formula="of:=MAX([.$B3];[.$G3])" office:value-type="float"/>
          <table:table-cell table:formula="of:=MAX([.$C3];[.$H3])" office:value-type="float"/>
          <table:table-cell table:formula="of:=MAX([.$D3];[.$I3])" office:value-type="float"/>
          <table:table-cell table:formula="of:=MAX([.$E3];[.$J3])" office:value-type="float"/>
          <table:table-cell table:formula="of:=MAX([.$F3];[.$K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  <table:table-cell table:formula="of:=SUM([.J3:.J3])" office:value-type="float"/>
          <table:table-cell table:formula="of:=SUM([.K3:.K3])" office:value-type="float"/>
          <table:table-cell table:formula="of:=SUM([.L3:.L3])" office:value-type="float"/>
          <table:table-cell table:formula="of:=SUM([.M3:.M3])" office:value-type="float"/>
          <table:table-cell table:formula="of:=SUM([.N3:.N3])" office:value-type="float"/>
          <table:table-cell table:formula="of:=SUM([.O3:.O3])" office:value-type="float"/>
          <table:table-cell table:formula="of:=SUM([.P3:.P3])" office:value-type="float"/>
          <table:table-cell table:formula="of:=SUM([.Q3:.Q3])" office:value-type="float"/>
          <table:table-cell table:formula="of:=SUM([.R3:.R3])" office:value-type="float"/>
          <table:table-cell table:formula="of:=SUM([.S3:.S3])" office:value-type="float"/>
          <table:table-cell table:formula="of:=SUM([.T3:.T3])" office:value-type="float"/>
          <table:table-cell table:formula="of:=SUM([.U3:.U3])" office:value-type="float"/>
          <table:table-cell table:formula="of:=SUM([.V3:.V3])" office:value-type="float"/>
          <table:table-cell table:formula="of:=SUM([.W3:.W3])" office:value-type="float"/>
          <table:table-cell table:formula="of:=SUM([.X3:.X3])" office:value-type="float"/>
          <table:table-cell table:formula="of:=SUM([.Y3:.Y3])" office:value-type="float"/>
          <table:table-cell table:formula="of:=SUM([.Z3:.Z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  <table:table-cell table:formula="of:=AVERAGE([.J3:.J3])" office:value-type="float"/>
          <table:table-cell table:formula="of:=AVERAGE([.K3:.K3])" office:value-type="float"/>
          <table:table-cell table:formula="of:=AVERAGE([.L3:.L3])" office:value-type="float"/>
          <table:table-cell table:formula="of:=AVERAGE([.M3:.M3])" office:value-type="float"/>
          <table:table-cell table:formula="of:=AVERAGE([.N3:.N3])" office:value-type="float"/>
          <table:table-cell table:formula="of:=AVERAGE([.O3:.O3])" office:value-type="float"/>
          <table:table-cell table:formula="of:=AVERAGE([.P3:.P3])" office:value-type="float"/>
          <table:table-cell table:formula="of:=AVERAGE([.Q3:.Q3])" office:value-type="float"/>
          <table:table-cell table:formula="of:=AVERAGE([.R3:.R3])" office:value-type="float"/>
          <table:table-cell table:formula="of:=AVERAGE([.S3:.S3])" office:value-type="float"/>
          <table:table-cell table:formula="of:=AVERAGE([.T3:.T3])" office:value-type="float"/>
          <table:table-cell table:formula="of:=AVERAGE([.U3:.U3])" office:value-type="float"/>
          <table:table-cell table:formula="of:=AVERAGE([.V3:.V3])" office:value-type="float"/>
          <table:table-cell table:formula="of:=AVERAGE([.W3:.W3])" office:value-type="float"/>
          <table:table-cell table:formula="of:=AVERAGE([.X3:.X3])" office:value-type="float"/>
          <table:table-cell table:formula="of:=AVERAGE([.Y3:.Y3])" office:value-type="float"/>
          <table:table-cell table:formula="of:=AVERAGE([.Z3:.Z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  <table:table-cell table:formula="of:=STDEV([.J3:.J3])" office:value-type="float"/>
          <table:table-cell table:formula="of:=STDEV([.K3:.K3])" office:value-type="float"/>
          <table:table-cell table:formula="of:=STDEV([.L3:.L3])" office:value-type="float"/>
          <table:table-cell table:formula="of:=STDEV([.M3:.M3])" office:value-type="float"/>
          <table:table-cell table:formula="of:=STDEV([.N3:.N3])" office:value-type="float"/>
          <table:table-cell table:formula="of:=STDEV([.O3:.O3])" office:value-type="float"/>
          <table:table-cell table:formula="of:=STDEV([.P3:.P3])" office:value-type="float"/>
          <table:table-cell table:formula="of:=STDEV([.Q3:.Q3])" office:value-type="float"/>
          <table:table-cell table:formula="of:=STDEV([.R3:.R3])" office:value-type="float"/>
          <table:table-cell table:formula="of:=STDEV([.S3:.S3])" office:value-type="float"/>
          <table:table-cell table:formula="of:=STDEV([.T3:.T3])" office:value-type="float"/>
          <table:table-cell table:formula="of:=STDEV([.U3:.U3])" office:value-type="float"/>
          <table:table-cell table:formula="of:=STDEV([.V3:.V3])" office:value-type="float"/>
          <table:table-cell table:formula="of:=STDEV([.W3:.W3])" office:value-type="float"/>
          <table:table-cell table:formula="of:=STDEV([.X3:.X3])" office:value-type="float"/>
          <table:table-cell table:formula="of:=STDEV([.Y3:.Y3])" office:value-type="float"/>
          <table:table-cell table:formula="of:=STDEV([.Z3:.Z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L3:.$L3])^2)^0.5" office:value-type="float"/>
          <table:table-cell table:number-matrix-columns-spanned="1" table:number-matrix-rows-spanned="1" table:formula="of:=SUM(([.C3:.C3]-[.$M3:.$M3])^2)^0.5" office:value-type="float"/>
          <table:table-cell table:number-matrix-columns-spanned="1" table:number-matrix-rows-spanned="1" table:formula="of:=SUM(([.D3:.D3]-[.$N3:.$N3])^2)^0.5" office:value-type="float"/>
          <table:table-cell table:number-matrix-columns-spanned="1" table:number-matrix-rows-spanned="1" table:formula="of:=SUM(([.E3:.E3]-[.$O3:.$O3])^2)^0.5" office:value-type="float"/>
          <table:table-cell table:number-matrix-columns-spanned="1" table:number-matrix-rows-spanned="1" table:formula="of:=SUM(([.F3:.F3]-[.$P3:.$P3])^2)^0.5" office:value-type="float"/>
          <table:table-cell table:number-matrix-columns-spanned="1" table:number-matrix-rows-spanned="1" table:formula="of:=SUM(([.G3:.G3]-[.$L3:.$L3])^2)^0.5" office:value-type="float"/>
          <table:table-cell table:number-matrix-columns-spanned="1" table:number-matrix-rows-spanned="1" table:formula="of:=SUM(([.H3:.H3]-[.$M3:.$M3])^2)^0.5" office:value-type="float"/>
          <table:table-cell table:number-matrix-columns-spanned="1" table:number-matrix-rows-spanned="1" table:formula="of:=SUM(([.I3:.I3]-[.$N3:.$N3])^2)^0.5" office:value-type="float"/>
          <table:table-cell table:number-matrix-columns-spanned="1" table:number-matrix-rows-spanned="1" table:formula="of:=SUM(([.J3:.J3]-[.$O3:.$O3])^2)^0.5" office:value-type="float"/>
          <table:table-cell table:number-matrix-columns-spanned="1" table:number-matrix-rows-spanned="1" table:formula="of:=SUM(([.K3:.K3]-[.$P3:.$P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L3:.$L3])" office:value-type="float"/>
          <table:table-cell table:number-matrix-columns-spanned="1" table:number-matrix-rows-spanned="1" table:formula="of:=SUM([.C3:.C3]=[.$M3:.$M3])" office:value-type="float"/>
          <table:table-cell table:number-matrix-columns-spanned="1" table:number-matrix-rows-spanned="1" table:formula="of:=SUM([.D3:.D3]=[.$N3:.$N3])" office:value-type="float"/>
          <table:table-cell table:number-matrix-columns-spanned="1" table:number-matrix-rows-spanned="1" table:formula="of:=SUM([.E3:.E3]=[.$O3:.$O3])" office:value-type="float"/>
          <table:table-cell table:number-matrix-columns-spanned="1" table:number-matrix-rows-spanned="1" table:formula="of:=SUM([.F3:.F3]=[.$P3:.$P3])" office:value-type="float"/>
          <table:table-cell table:number-matrix-columns-spanned="1" table:number-matrix-rows-spanned="1" table:formula="of:=SUM([.G3:.G3]=[.$L3:.$L3])" office:value-type="float"/>
          <table:table-cell table:number-matrix-columns-spanned="1" table:number-matrix-rows-spanned="1" table:formula="of:=SUM([.H3:.H3]=[.$M3:.$M3])" office:value-type="float"/>
          <table:table-cell table:number-matrix-columns-spanned="1" table:number-matrix-rows-spanned="1" table:formula="of:=SUM([.I3:.I3]=[.$N3:.$N3])" office:value-type="float"/>
          <table:table-cell table:number-matrix-columns-spanned="1" table:number-matrix-rows-spanned="1" table:formula="of:=SUM([.J3:.J3]=[.$O3:.$O3])" office:value-type="float"/>
          <table:table-cell table:number-matrix-columns-spanned="1" table:number-matrix-rows-spanned="1" table:formula="of:=SUM([.K3:.K3]=[.$P3:.$P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Q3:.$Q3])" office:value-type="float"/>
          <table:table-cell table:number-matrix-columns-spanned="1" table:number-matrix-rows-spanned="1" table:formula="of:=SUM([.C3:.C3]&lt;[.$R3:.$R3])" office:value-type="float"/>
          <table:table-cell table:number-matrix-columns-spanned="1" table:number-matrix-rows-spanned="1" table:formula="of:=SUM([.D3:.D3]&lt;[.$S3:.$S3])" office:value-type="float"/>
          <table:table-cell table:number-matrix-columns-spanned="1" table:number-matrix-rows-spanned="1" table:formula="of:=SUM([.E3:.E3]&lt;[.$T3:.$T3])" office:value-type="float"/>
          <table:table-cell table:number-matrix-columns-spanned="1" table:number-matrix-rows-spanned="1" table:formula="of:=SUM([.F3:.F3]&lt;[.$U3:.$U3])" office:value-type="float"/>
          <table:table-cell table:number-matrix-columns-spanned="1" table:number-matrix-rows-spanned="1" table:formula="of:=SUM([.G3:.G3]&lt;[.$Q3:.$Q3])" office:value-type="float"/>
          <table:table-cell table:number-matrix-columns-spanned="1" table:number-matrix-rows-spanned="1" table:formula="of:=SUM([.H3:.H3]&lt;[.$R3:.$R3])" office:value-type="float"/>
          <table:table-cell table:number-matrix-columns-spanned="1" table:number-matrix-rows-spanned="1" table:formula="of:=SUM([.I3:.I3]&lt;[.$S3:.$S3])" office:value-type="float"/>
          <table:table-cell table:number-matrix-columns-spanned="1" table:number-matrix-rows-spanned="1" table:formula="of:=SUM([.J3:.J3]&lt;[.$T3:.$T3])" office:value-type="float"/>
          <table:table-cell table:number-matrix-columns-spanned="1" table:number-matrix-rows-spanned="1" table:formula="of:=SUM([.K3:.K3]&lt;[.$U3:.$U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Q3:.$Q3])" office:value-type="float"/>
          <table:table-cell table:number-matrix-columns-spanned="1" table:number-matrix-rows-spanned="1" table:formula="of:=SUM([.C3:.C3]&gt;[.$R3:.$R3])" office:value-type="float"/>
          <table:table-cell table:number-matrix-columns-spanned="1" table:number-matrix-rows-spanned="1" table:formula="of:=SUM([.D3:.D3]&gt;[.$S3:.$S3])" office:value-type="float"/>
          <table:table-cell table:number-matrix-columns-spanned="1" table:number-matrix-rows-spanned="1" table:formula="of:=SUM([.E3:.E3]&gt;[.$T3:.$T3])" office:value-type="float"/>
          <table:table-cell table:number-matrix-columns-spanned="1" table:number-matrix-rows-spanned="1" table:formula="of:=SUM([.F3:.F3]&gt;[.$U3:.$U3])" office:value-type="float"/>
          <table:table-cell table:number-matrix-columns-spanned="1" table:number-matrix-rows-spanned="1" table:formula="of:=SUM([.G3:.G3]&gt;[.$Q3:.$Q3])" office:value-type="float"/>
          <table:table-cell table:number-matrix-columns-spanned="1" table:number-matrix-rows-spanned="1" table:formula="of:=SUM([.H3:.H3]&gt;[.$R3:.$R3])" office:value-type="float"/>
          <table:table-cell table:number-matrix-columns-spanned="1" table:number-matrix-rows-spanned="1" table:formula="of:=SUM([.I3:.I3]&gt;[.$S3:.$S3])" office:value-type="float"/>
          <table:table-cell table:number-matrix-columns-spanned="1" table:number-matrix-rows-spanned="1" table:formula="of:=SUM([.J3:.J3]&gt;[.$T3:.$T3])" office:value-type="float"/>
          <table:table-cell table:number-matrix-columns-spanned="1" table:number-matrix-rows-spanned="1" table:formula="of:=SUM([.K3:.K3]&gt;[.$U3:.$U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V3:.$V3])" office:value-type="float"/>
          <table:table-cell table:number-matrix-columns-spanned="1" table:number-matrix-rows-spanned="1" table:formula="of:=SUM([.C3:.C3]=[.$W3:.$W3])" office:value-type="float"/>
          <table:table-cell table:number-matrix-columns-spanned="1" table:number-matrix-rows-spanned="1" table:formula="of:=SUM([.D3:.D3]=[.$X3:.$X3])" office:value-type="float"/>
          <table:table-cell table:number-matrix-columns-spanned="1" table:number-matrix-rows-spanned="1" table:formula="of:=SUM([.E3:.E3]=[.$Y3:.$Y3])" office:value-type="float"/>
          <table:table-cell table:number-matrix-columns-spanned="1" table:number-matrix-rows-spanned="1" table:formula="of:=SUM([.F3:.F3]=[.$Z3:.$Z3])" office:value-type="float"/>
          <table:table-cell table:number-matrix-columns-spanned="1" table:number-matrix-rows-spanned="1" table:formula="of:=SUM([.G3:.G3]=[.$V3:.$V3])" office:value-type="float"/>
          <table:table-cell table:number-matrix-columns-spanned="1" table:number-matrix-rows-spanned="1" table:formula="of:=SUM([.H3:.H3]=[.$W3:.$W3])" office:value-type="float"/>
          <table:table-cell table:number-matrix-columns-spanned="1" table:number-matrix-rows-spanned="1" table:formula="of:=SUM([.I3:.I3]=[.$X3:.$X3])" office:value-type="float"/>
          <table:table-cell table:number-matrix-columns-spanned="1" table:number-matrix-rows-spanned="1" table:formula="of:=SUM([.J3:.J3]=[.$Y3:.$Y3])" office:value-type="float"/>
          <table:table-cell table:number-matrix-columns-spanned="1" table:number-matrix-rows-spanned="1" table:formula="of:=SUM([.K3:.K3]=[.$Z3:.$Z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